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break-before="page"/>
    </style:style>
    <style:style style:name="P4" style:family="paragraph" style:parent-style-name="Text_20_body" style:list-style-name="L1"/>
    <style:style style:name="P5" style:family="paragraph" style:parent-style-name="Text_20_body" style:list-style-name="L1">
      <style:text-properties fo:font-weight="normal" style:font-weight-asian="normal" style:font-weight-complex="normal"/>
    </style:style>
    <style:style style:name="P6" style:family="paragraph" style:parent-style-name="Text_20_body" style:list-style-name="L2">
      <style:text-properties fo:font-weight="normal" style:font-weight-asian="normal" style:font-weight-complex="normal"/>
    </style:style>
    <style:style style:name="P7" style:family="paragraph" style:parent-style-name="Text_20_body" style:list-style-name="L7">
      <style:text-properties fo:font-weight="normal" style:font-weight-asian="normal" style:font-weight-complex="normal"/>
    </style:style>
    <style:style style:name="P8" style:family="paragraph" style:parent-style-name="Text_20_body" style:list-style-name="L8">
      <style:text-properties fo:font-weight="normal" style:font-weight-asian="normal" style:font-weight-complex="normal"/>
    </style:style>
    <style:style style:name="P9" style:family="paragraph" style:parent-style-name="Text_20_body" style:list-style-name="L2">
      <style:text-properties fo:font-weight="bold" style:font-weight-asian="bold" style:font-weight-complex="bold"/>
    </style:style>
    <style:style style:name="P10" style:family="paragraph" style:parent-style-name="Text_20_body" style:list-style-name="L4"/>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list-style-name="L3">
      <style:paragraph-properties fo:margin-left="0cm" fo:margin-right="0cm" fo:text-indent="0cm" style:auto-text-indent="false"/>
    </style:style>
    <style:style style:name="P17" style:family="paragraph" style:parent-style-name="Text_20_body" style:list-style-name="L5">
      <style:paragraph-properties fo:margin-left="0cm" fo:margin-right="0cm" fo:text-indent="0cm" style:auto-text-indent="false"/>
      <style:text-properties fo:font-weight="normal" style:font-weight-asian="normal" style:font-weight-complex="normal"/>
    </style:style>
    <style:style style:name="P18" style:family="paragraph" style:parent-style-name="Text_20_body" style:list-style-name="L6">
      <style:paragraph-properties fo:margin-left="0cm" fo:margin-right="0cm" fo:text-indent="0cm" style:auto-text-indent="false"/>
      <style:text-properties fo:font-weight="normal" style:font-weight-asian="normal" style:font-weight-complex="normal"/>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1"/>
      </text:list-level-style-bullet>
      <text:list-level-style-bullet text:level="3" text:style-name="Bullet_20_Symbols" style:num-suffix="." text:bullet-char="■">
        <style:list-level-properties text:space-before="3.791cm" text:min-label-width="0.635cm"/>
        <style:text-properties style:font-name="StarSymbol1"/>
      </text:list-level-style-bullet>
      <text:list-level-style-bullet text:level="4" text:style-name="Bullet_20_Symbols" style:num-suffix="." text:bullet-char="●">
        <style:list-level-properties text:space-before="5.061cm" text:min-label-width="0.635cm"/>
        <style:text-properties style:font-name="StarSymbol1"/>
      </text:list-level-style-bullet>
      <text:list-level-style-bullet text:level="5" text:style-name="Bullet_20_Symbols" style:num-suffix="." text:bullet-char="○">
        <style:list-level-properties text:space-before="6.331cm" text:min-label-width="0.635cm"/>
        <style:text-properties style:font-name="StarSymbol1"/>
      </text:list-level-style-bullet>
      <text:list-level-style-bullet text:level="6" text:style-name="Bullet_20_Symbols" style:num-suffix="." text:bullet-char="■">
        <style:list-level-properties text:space-before="7.601cm" text:min-label-width="0.635cm"/>
        <style:text-properties style:font-name="StarSymbol1"/>
      </text:list-level-style-bullet>
      <text:list-level-style-bullet text:level="7" text:style-name="Bullet_20_Symbols" style:num-suffix="." text:bullet-char="●">
        <style:list-level-properties text:space-before="8.871cm" text:min-label-width="0.635cm"/>
        <style:text-properties style:font-name="StarSymbol1"/>
      </text:list-level-style-bullet>
      <text:list-level-style-bullet text:level="8" text:style-name="Bullet_20_Symbols" style:num-suffix="." text:bullet-char="○">
        <style:list-level-properties text:space-before="10.141cm" text:min-label-width="0.635cm"/>
        <style:text-properties style:font-name="StarSymbol1"/>
      </text:list-level-style-bullet>
      <text:list-level-style-bullet text:level="9" text:style-name="Bullet_20_Symbols" style:num-suffix="." text:bullet-char="■">
        <style:list-level-properties text:space-before="11.411cm" text:min-label-width="0.635cm"/>
        <style:text-properties style:font-name="StarSymbol1"/>
      </text:list-level-style-bullet>
      <text:list-level-style-bullet text:level="10" text:style-name="Bullet_20_Symbols" style:num-suffix="." text:bullet-char="●">
        <style:list-level-properties text:space-before="12.681cm" text:min-label-width="0.635cm"/>
        <style:text-properties style:font-name="StarSymbol1"/>
      </text:list-level-style-bullet>
    </text:list-style>
    <text:list-style style:name="L9">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3.194cm" text:min-label-width="0.635cm"/>
        <style:text-properties style:font-name="StarSymbol1"/>
      </text:list-level-style-bullet>
      <text:list-level-style-bullet text:level="3" text:style-name="Bullet_20_Symbols" style:num-suffix="." text:bullet-char="–">
        <style:list-level-properties text:space-before="4.484cm" text:min-label-width="0.635cm"/>
        <style:text-properties style:font-name="StarSymbol1"/>
      </text:list-level-style-bullet>
      <text:list-level-style-bullet text:level="4" text:style-name="Bullet_20_Symbols" style:num-suffix="." text:bullet-char="–">
        <style:list-level-properties text:space-before="5.773cm" text:min-label-width="0.635cm"/>
        <style:text-properties style:font-name="StarSymbol1"/>
      </text:list-level-style-bullet>
      <text:list-level-style-bullet text:level="5" text:style-name="Bullet_20_Symbols" style:num-suffix="." text:bullet-char="–">
        <style:list-level-properties text:space-before="7.063cm" text:min-label-width="0.635cm"/>
        <style:text-properties style:font-name="StarSymbol1"/>
      </text:list-level-style-bullet>
      <text:list-level-style-bullet text:level="6" text:style-name="Bullet_20_Symbols" style:num-suffix="." text:bullet-char="–">
        <style:list-level-properties text:space-before="8.352cm" text:min-label-width="0.635cm"/>
        <style:text-properties style:font-name="StarSymbol1"/>
      </text:list-level-style-bullet>
      <text:list-level-style-bullet text:level="7" text:style-name="Bullet_20_Symbols" style:num-suffix="." text:bullet-char="–">
        <style:list-level-properties text:space-before="9.641cm" text:min-label-width="0.635cm"/>
        <style:text-properties style:font-name="StarSymbol1"/>
      </text:list-level-style-bullet>
      <text:list-level-style-bullet text:level="8" text:style-name="Bullet_20_Symbols" style:num-suffix="." text:bullet-char="–">
        <style:list-level-properties text:space-before="10.931cm" text:min-label-width="0.635cm"/>
        <style:text-properties style:font-name="StarSymbol1"/>
      </text:list-level-style-bullet>
      <text:list-level-style-bullet text:level="9" text:style-name="Bullet_20_Symbols" style:num-suffix="." text:bullet-char="–">
        <style:list-level-properties text:space-before="12.22cm" text:min-label-width="0.635cm"/>
        <style:text-properties style:font-name="StarSymbol1"/>
      </text:list-level-style-bullet>
      <text:list-level-style-bullet text:level="10" text:style-name="Bullet_20_Symbols" style:num-suffix="." text:bullet-char="–">
        <style:list-level-properties text:space-before="13.51cm" text:min-label-width="0.635cm"/>
        <style:text-properties style:font-name="StarSymbol1"/>
      </text:list-level-style-bullet>
    </text:list-style>
    <text:list-style style:name="L10">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3.235cm" text:min-label-width="0.635cm"/>
        <style:text-properties style:font-name="StarSymbol1"/>
      </text:list-level-style-bullet>
      <text:list-level-style-bullet text:level="3" text:style-name="Bullet_20_Symbols" style:num-suffix="." text:bullet-char="–">
        <style:list-level-properties text:space-before="4.565cm" text:min-label-width="0.635cm"/>
        <style:text-properties style:font-name="StarSymbol1"/>
      </text:list-level-style-bullet>
      <text:list-level-style-bullet text:level="4" text:style-name="Bullet_20_Symbols" style:num-suffix="." text:bullet-char="–">
        <style:list-level-properties text:space-before="5.895cm" text:min-label-width="0.635cm"/>
        <style:text-properties style:font-name="StarSymbol1"/>
      </text:list-level-style-bullet>
      <text:list-level-style-bullet text:level="5" text:style-name="Bullet_20_Symbols" style:num-suffix="." text:bullet-char="–">
        <style:list-level-properties text:space-before="7.225cm" text:min-label-width="0.635cm"/>
        <style:text-properties style:font-name="StarSymbol1"/>
      </text:list-level-style-bullet>
      <text:list-level-style-bullet text:level="6" text:style-name="Bullet_20_Symbols" style:num-suffix="." text:bullet-char="–">
        <style:list-level-properties text:space-before="8.555cm" text:min-label-width="0.635cm"/>
        <style:text-properties style:font-name="StarSymbol1"/>
      </text:list-level-style-bullet>
      <text:list-level-style-bullet text:level="7" text:style-name="Bullet_20_Symbols" style:num-suffix="." text:bullet-char="–">
        <style:list-level-properties text:space-before="9.885cm" text:min-label-width="0.635cm"/>
        <style:text-properties style:font-name="StarSymbol1"/>
      </text:list-level-style-bullet>
      <text:list-level-style-bullet text:level="8" text:style-name="Bullet_20_Symbols" style:num-suffix="." text:bullet-char="–">
        <style:list-level-properties text:space-before="11.215cm" text:min-label-width="0.635cm"/>
        <style:text-properties style:font-name="StarSymbol1"/>
      </text:list-level-style-bullet>
      <text:list-level-style-bullet text:level="9" text:style-name="Bullet_20_Symbols" style:num-suffix="." text:bullet-char="–">
        <style:list-level-properties text:space-before="12.545cm" text:min-label-width="0.635cm"/>
        <style:text-properties style:font-name="StarSymbol1"/>
      </text:list-level-style-bullet>
      <text:list-level-style-bullet text:level="10" text:style-name="Bullet_20_Symbols" style:num-suffix="." text:bullet-char="–">
        <style:list-level-properties text:space-before="13.875cm" text:min-label-width="0.635cm"/>
        <style:text-properties style:font-name="StarSymbol1"/>
      </text:list-level-style-bullet>
    </text:list-style>
    <text:list-style style:name="L11">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3.194cm" text:min-label-width="0.635cm"/>
        <style:text-properties style:font-name="StarSymbol1"/>
      </text:list-level-style-bullet>
      <text:list-level-style-bullet text:level="3" text:style-name="Bullet_20_Symbols" style:num-suffix="." text:bullet-char="–">
        <style:list-level-properties text:space-before="4.484cm" text:min-label-width="0.635cm"/>
        <style:text-properties style:font-name="StarSymbol1"/>
      </text:list-level-style-bullet>
      <text:list-level-style-bullet text:level="4" text:style-name="Bullet_20_Symbols" style:num-suffix="." text:bullet-char="–">
        <style:list-level-properties text:space-before="5.773cm" text:min-label-width="0.635cm"/>
        <style:text-properties style:font-name="StarSymbol1"/>
      </text:list-level-style-bullet>
      <text:list-level-style-bullet text:level="5" text:style-name="Bullet_20_Symbols" style:num-suffix="." text:bullet-char="–">
        <style:list-level-properties text:space-before="7.063cm" text:min-label-width="0.635cm"/>
        <style:text-properties style:font-name="StarSymbol1"/>
      </text:list-level-style-bullet>
      <text:list-level-style-bullet text:level="6" text:style-name="Bullet_20_Symbols" style:num-suffix="." text:bullet-char="–">
        <style:list-level-properties text:space-before="8.352cm" text:min-label-width="0.635cm"/>
        <style:text-properties style:font-name="StarSymbol1"/>
      </text:list-level-style-bullet>
      <text:list-level-style-bullet text:level="7" text:style-name="Bullet_20_Symbols" style:num-suffix="." text:bullet-char="–">
        <style:list-level-properties text:space-before="9.641cm" text:min-label-width="0.635cm"/>
        <style:text-properties style:font-name="StarSymbol1"/>
      </text:list-level-style-bullet>
      <text:list-level-style-bullet text:level="8" text:style-name="Bullet_20_Symbols" style:num-suffix="." text:bullet-char="–">
        <style:list-level-properties text:space-before="10.931cm" text:min-label-width="0.635cm"/>
        <style:text-properties style:font-name="StarSymbol1"/>
      </text:list-level-style-bullet>
      <text:list-level-style-bullet text:level="9" text:style-name="Bullet_20_Symbols" style:num-suffix="." text:bullet-char="–">
        <style:list-level-properties text:space-before="12.22cm" text:min-label-width="0.635cm"/>
        <style:text-properties style:font-name="StarSymbol1"/>
      </text:list-level-style-bullet>
      <text:list-level-style-bullet text:level="10" text:style-name="Bullet_20_Symbols" style:num-suffix="." text:bullet-char="–">
        <style:list-level-properties text:space-before="13.51cm" text:min-label-width="0.635cm"/>
        <style:text-properties style:font-name="StarSymbol1"/>
      </text:list-level-style-bullet>
    </text:list-style>
    <text:list-style style:name="L1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3.194cm" text:min-label-width="0.635cm"/>
        <style:text-properties style:font-name="StarSymbol1"/>
      </text:list-level-style-bullet>
      <text:list-level-style-bullet text:level="3" text:style-name="Bullet_20_Symbols" style:num-suffix="." text:bullet-char="–">
        <style:list-level-properties text:space-before="4.484cm" text:min-label-width="0.635cm"/>
        <style:text-properties style:font-name="StarSymbol1"/>
      </text:list-level-style-bullet>
      <text:list-level-style-bullet text:level="4" text:style-name="Bullet_20_Symbols" style:num-suffix="." text:bullet-char="–">
        <style:list-level-properties text:space-before="5.773cm" text:min-label-width="0.635cm"/>
        <style:text-properties style:font-name="StarSymbol1"/>
      </text:list-level-style-bullet>
      <text:list-level-style-bullet text:level="5" text:style-name="Bullet_20_Symbols" style:num-suffix="." text:bullet-char="–">
        <style:list-level-properties text:space-before="7.063cm" text:min-label-width="0.635cm"/>
        <style:text-properties style:font-name="StarSymbol1"/>
      </text:list-level-style-bullet>
      <text:list-level-style-bullet text:level="6" text:style-name="Bullet_20_Symbols" style:num-suffix="." text:bullet-char="–">
        <style:list-level-properties text:space-before="8.352cm" text:min-label-width="0.635cm"/>
        <style:text-properties style:font-name="StarSymbol1"/>
      </text:list-level-style-bullet>
      <text:list-level-style-bullet text:level="7" text:style-name="Bullet_20_Symbols" style:num-suffix="." text:bullet-char="–">
        <style:list-level-properties text:space-before="9.641cm" text:min-label-width="0.635cm"/>
        <style:text-properties style:font-name="StarSymbol1"/>
      </text:list-level-style-bullet>
      <text:list-level-style-bullet text:level="8" text:style-name="Bullet_20_Symbols" style:num-suffix="." text:bullet-char="–">
        <style:list-level-properties text:space-before="10.931cm" text:min-label-width="0.635cm"/>
        <style:text-properties style:font-name="StarSymbol1"/>
      </text:list-level-style-bullet>
      <text:list-level-style-bullet text:level="9" text:style-name="Bullet_20_Symbols" style:num-suffix="." text:bullet-char="–">
        <style:list-level-properties text:space-before="12.22cm" text:min-label-width="0.635cm"/>
        <style:text-properties style:font-name="StarSymbol1"/>
      </text:list-level-style-bullet>
      <text:list-level-style-bullet text:level="10" text:style-name="Bullet_20_Symbols" style:num-suffix="." text:bullet-char="–">
        <style:list-level-properties text:space-before="13.51cm" text:min-label-width="0.635cm"/>
        <style:text-properties style:font-name="StarSymbol1"/>
      </text:list-level-style-bullet>
    </text:list-style>
    <text:list-style style:name="L13">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2.6cm" text:min-label-width="0.635cm"/>
        <style:text-properties style:font-name="StarSymbol1"/>
      </text:list-level-style-bullet>
      <text:list-level-style-bullet text:level="3" text:style-name="Bullet_20_Symbols" style:num-suffix="." text:bullet-char="–">
        <style:list-level-properties text:space-before="3.93cm" text:min-label-width="0.635cm"/>
        <style:text-properties style:font-name="StarSymbol1"/>
      </text:list-level-style-bullet>
      <text:list-level-style-bullet text:level="4" text:style-name="Bullet_20_Symbols" style:num-suffix="." text:bullet-char="–">
        <style:list-level-properties text:space-before="5.26cm" text:min-label-width="0.635cm"/>
        <style:text-properties style:font-name="StarSymbol1"/>
      </text:list-level-style-bullet>
      <text:list-level-style-bullet text:level="5" text:style-name="Bullet_20_Symbols" style:num-suffix="." text:bullet-char="–">
        <style:list-level-properties text:space-before="6.59cm" text:min-label-width="0.635cm"/>
        <style:text-properties style:font-name="StarSymbol1"/>
      </text:list-level-style-bullet>
      <text:list-level-style-bullet text:level="6" text:style-name="Bullet_20_Symbols" style:num-suffix="." text:bullet-char="–">
        <style:list-level-properties text:space-before="7.92cm" text:min-label-width="0.635cm"/>
        <style:text-properties style:font-name="StarSymbol1"/>
      </text:list-level-style-bullet>
      <text:list-level-style-bullet text:level="7" text:style-name="Bullet_20_Symbols" style:num-suffix="." text:bullet-char="–">
        <style:list-level-properties text:space-before="9.25cm" text:min-label-width="0.635cm"/>
        <style:text-properties style:font-name="StarSymbol1"/>
      </text:list-level-style-bullet>
      <text:list-level-style-bullet text:level="8" text:style-name="Bullet_20_Symbols" style:num-suffix="." text:bullet-char="–">
        <style:list-level-properties text:space-before="10.58cm" text:min-label-width="0.635cm"/>
        <style:text-properties style:font-name="StarSymbol1"/>
      </text:list-level-style-bullet>
      <text:list-level-style-bullet text:level="9" text:style-name="Bullet_20_Symbols" style:num-suffix="." text:bullet-char="–">
        <style:list-level-properties text:space-before="11.91cm" text:min-label-width="0.635cm"/>
        <style:text-properties style:font-name="StarSymbol1"/>
      </text:list-level-style-bullet>
      <text:list-level-style-bullet text:level="10" text:style-name="Bullet_20_Symbols" style:num-suffix="." text:bullet-char="–">
        <style:list-level-properties text:space-before="13.24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able of content</text:p>
          </text:index-title>
          <text:p text:style-name="P19">GAPI Definition<text:tab/>2</text:p>
          <text:p text:style-name="P20">1- Enumerators<text:tab/>2</text:p>
          <text:p text:style-name="P20">2- Data structures<text:tab/>2</text:p>
          <text:p text:style-name="P21">2.1- CMemberInfo :<text:tab/>2</text:p>
          <text:p text:style-name="P21">2.2- CFlowInfo :<text:tab/>2</text:p>
          <text:p text:style-name="P21">2.3- CResult :<text:tab/>3</text:p>
          <text:p text:style-name="P20">3- Member management API<text:tab/>3</text:p>
          <text:p text:style-name="P21">3.1- Commands:<text:tab/>3</text:p>
          <text:p text:style-name="P22">- CResult Connect(string login, string password, CMemberInfo info) <text:tab/>3</text:p>
          <text:p text:style-name="P22">- CResult Disconnect(int ID)<text:tab/>3</text:p>
          <text:p text:style-name="P21">3.2- Events:<text:tab/>3</text:p>
          <text:p text:style-name="P22">- CResult AddMember(CMemberIndo info)<text:tab/>3</text:p>
          <text:p text:style-name="P22">- CResult DelMember(CMemberIndo info)<text:tab/>3</text:p>
          <text:p text:style-name="P20">4- Flow management API<text:tab/>4</text:p>
          <text:p text:style-name="P21">4.1- Commands:<text:tab/>4</text:p>
          <text:p text:style-name="P22">- CResult SetupVideo(int ID, EvideoMode video_mode, int PT, int BW, FR, Q, Width, Height, SSRC, EGridMode grid_mode) <text:tab/>4</text:p>
          <text:p text:style-name="P22">- CResult SetupAudio(int ID, EAudioMode audio_mode,int PT,int SL,int SSRC) <text:tab/>4</text:p>
          <text:p text:style-name="P22">- CResult EnableFlow(int PT, int OrigID,int DestID)<text:tab/>4</text:p>
          <text:p text:style-name="P22">- CResult DisableFlow(int PT, int OrigID, int DestID)<text:tab/>4</text:p>
          <text:p text:style-name="P21">4.2- Events:<text:tab/>4</text:p>
          <text:p text:style-name="P22">- CResult ActiveFlows(hashDict&lt;int,Set&lt;CFlowInfo&gt;&gt; flows)<text:tab/>4</text:p>
          <text:p text:style-name="P20">5- Message management API<text:tab/>5</text:p>
          <text:p text:style-name="P20">6- QoS management API<text:tab/>5</text:p>
          <text:p text:style-name="P20">7- Security API<text:tab/>5</text:p>
        </text:index-body>
      </text:table-of-content>
      <text:h text:style-name="Heading_20_1" text:outline-level="1"/>
      <text:p text:style-name="P3"/>
      <text:h text:style-name="Heading_20_1" text:outline-level="1">GAPI Definition</text:h>
      <text:p text:style-name="Text_20_body"><text:tab/>First GAPI version will be implemented as JAVA library, further implementations will allow smarter communication channels (XmlRPC, REST, ...).</text:p>
      <text:p text:style-name="Text_20_body"><text:tab/>“CGAPI” class implements the GAPI commands. “CGAPIListener” is a listener class in charge of receiving events from the “Gateway”.<text:tab/></text:p>
      <text:h text:style-name="Heading_20_2" text:outline-level="2">- Enumerators</text:h>
      <text:list text:style-name="L1">
        <text:list-item>
          <text:p text:style-name="P4"><text:span text:style-name="T1">EVideoMode </text:span><text:span text:style-name="T2">:</text:span></text:p>
          <text:list>
            <text:list-item>
              <text:list>
                <text:list-item>
                  <text:p text:style-name="P5">SWITCH_MODE : Each video is sent via single video channel.</text:p>
                </text:list-item>
                <text:list-item>
                  <text:p text:style-name="P5">GRID_MODE : Videos are mixed in a single video channel.</text:p>
                </text:list-item>
                <text:list-item>
                  <text:p text:style-name="P5">SHARED_GRID_MODE : All videos are mixed in a single shared video channel.</text:p>
                </text:list-item>
              </text:list>
            </text:list-item>
          </text:list>
        </text:list-item>
      </text:list>
      <text:list text:style-name="L2">
        <text:list-item>
          <text:p text:style-name="P9">EGridMode :</text:p>
          <text:list>
            <text:list-item>
              <text:list>
                <text:list-item>
                  <text:p text:style-name="P6">GRID_AUTO : Automatic mosaic.</text:p>
                </text:list-item>
                <text:list-item>
                  <text:p text:style-name="P6">GRID_BORDER : Border mosaic.</text:p>
                </text:list-item>
                <text:list-item>
                  <text:p text:style-name="P6">GRID_BORDER_TR : Another kind of border mosaic.</text:p>
                </text:list-item>
                <text:list-item>
                  <text:p text:style-name="P6">GRID_CIRCLE : Circle shape mosaic.</text:p>
                </text:list-item>
                <text:list-item>
                  <text:p text:style-name="P6">GRID_PIP : “Picture in Picture” mosaic.</text:p>
                </text:list-item>
              </text:list>
            </text:list-item>
          </text:list>
        </text:list-item>
      </text:list>
      <text:h text:style-name="Heading_20_2" text:outline-level="2">- Data structures</text:h>
      <text:h text:style-name="Heading_20_3" text:outline-level="3"><text:span text:style-name="T1">- CMemberInfo </text:span><text:span text:style-name="T2">:</text:span></text:h>
      <text:list text:style-name="L3">
        <text:list-header>
          <text:p text:style-name="P16">This class stores member information. The stored fields are:</text:p>
        </text:list-header>
      </text:list>
      <text:list text:style-name="L4">
        <text:list-item>
          <text:p text:style-name="P10">int ID : Member identifier.</text:p>
        </text:list-item>
        <text:list-item>
          <text:p text:style-name="P10">String Name : Member name.</text:p>
        </text:list-item>
        <text:list-item>
          <text:p text:style-name="P10">String <text:s/>IP : Member IP address.</text:p>
        </text:list-item>
        <text:list-item>
          <text:p text:style-name="P10">Set&lt;CFlowInfo&gt; : Member flow information vector.</text:p>
        </text:list-item>
      </text:list>
      <text:h text:style-name="Heading_20_3" text:outline-level="3"><text:span text:style-name="T1">- CFlowInfo</text:span><text:span text:style-name="T2"> :</text:span></text:h>
      <text:list text:style-name="L5">
        <text:list-header>
          <text:p text:style-name="P17">This class stores information related to data flows:</text:p>
        </text:list-header>
      </text:list>
      <text:list text:style-name="L6">
        <text:list-item>
          <text:list>
            <text:list-item>
              <text:list>
                <text:list-item>
                  <text:p text:style-name="P18">int PT : RTP payload identifier.</text:p>
                </text:list-item>
                <text:list-item>
                  <text:p text:style-name="P18">int localPort : local port where gateway will receive the data flow.</text:p>
                </text:list-item>
                <text:list-item>
                  <text:p text:style-name="P18">int remotePort : remote port where external node will receive the data flow.</text:p>
                </text:list-item>
                <text:list-item>
                  <text:p text:style-name="P18">int BW : Bandwidth in bps. (0 unknown bandwidth).</text:p>
                </text:list-item>
              </text:list>
            </text:list-item>
          </text:list>
        </text:list-item>
      </text:list>
      <text:h text:style-name="Heading_20_3" text:outline-level="3"><text:soft-page-break/><text:span text:style-name="T1">- CResult </text:span><text:span text:style-name="T2">:</text:span></text:h>
      <text:list text:style-name="L7">
        <text:list-header>
          <text:p text:style-name="P7">This class is used to manage command return values:</text:p>
        </text:list-header>
      </text:list>
      <text:list text:style-name="L8">
        <text:list-item>
          <text:p text:style-name="P8">Bool Succedded() : returns true if operation was completed successfully, otherwise returns false.</text:p>
        </text:list-item>
        <text:list-item>
          <text:p text:style-name="P8">String GetResultString() : returns text format result code string(OK, Login error, ...).</text:p>
        </text:list-item>
        <text:list-item>
          <text:p text:style-name="P8">String GetResultDescription() : returns result description string.</text:p>
        </text:list-item>
      </text:list>
      <text:p text:style-name="Text_20_body"/>
      <text:h text:style-name="Heading_20_2" text:outline-level="2">- Member management API</text:h>
      <text:p text:style-name="Text_20_body"><text:tab/>By means this API, the gateway application can manage the external node connections and be noticed when internal nodes connection event occurs.</text:p>
      <text:h text:style-name="Heading_20_3" text:outline-level="3">- Commands:</text:h>
      <text:h text:style-name="Heading_20_4" text:outline-level="4">- CResult Connect(string login, string password, CMemberInfo info) </text:h>
      <text:p text:style-name="Text_20_body"><text:tab/>Description : Connects an external node to the session.</text:p>
      <text:p text:style-name="Text_20_body"><text:tab/>Parameters : </text:p>
      <text:list text:style-name="L9">
        <text:list-item>
          <text:p text:style-name="P11">login : user name.</text:p>
        </text:list-item>
        <text:list-item>
          <text:p text:style-name="P11">password : user password.</text:p>
        </text:list-item>
        <text:list-item>
          <text:p text:style-name="P11">info : user information data.</text:p>
        </text:list-item>
      </text:list>
      <text:h text:style-name="Heading_20_4" text:outline-level="4">- CResult Disconnect(int ID)</text:h>
      <text:p text:style-name="Text_20_body"><text:tab/>Description : Disconnects an external node from the session.</text:p>
      <text:p text:style-name="Text_20_body"><text:tab/>Parameters :</text:p>
      <text:list text:style-name="L10">
        <text:list-item>
          <text:p text:style-name="P12">ID : user identifier.</text:p>
        </text:list-item>
      </text:list>
      <text:h text:style-name="Heading_20_3" text:outline-level="3">- Events:</text:h>
      <text:h text:style-name="Heading_20_4" text:outline-level="4">- CResult AddMember(CMemberIndo info)</text:h>
      <text:p text:style-name="Text_20_body"><text:tab/>Description : This event is received each time a member joins a session.ne a la sesión.</text:p>
      <text:p text:style-name="Text_20_body"><text:tab/>Parameters:</text:p>
      <text:list text:style-name="L11">
        <text:list-item>
          <text:p text:style-name="P13">info : user information data.</text:p>
        </text:list-item>
      </text:list>
      <text:h text:style-name="Heading_20_4" text:outline-level="4">- CResult DelMember(CMemberIndo info)</text:h>
      <text:p text:style-name="Text_20_body"><text:tab/>Description : This event is received when a member leaves a session.</text:p>
      <text:p text:style-name="Text_20_body"><text:tab/>Parameters : </text:p>
      <text:list text:style-name="L12">
        <text:list-item>
          <text:p text:style-name="P14">info : user information data.</text:p>
        </text:list-item>
      </text:list>
      <text:h text:style-name="Heading_20_2" text:outline-level="2"><text:soft-page-break/>- Flow management API</text:h>
      <text:h text:style-name="Heading_20_3" text:outline-level="3">- Commands:</text:h>
      <text:h text:style-name="Heading_20_4" text:outline-level="4">- CResult SetupVideo(int ID, EvideoMode video_mode, int PT, int BW, FR, Q, Width, Height, SSRC, EGridMode grid_mode) </text:h>
      <text:p text:style-name="Text_20_body"><text:tab/>This command is used to configure video data flows. This command is optional and if not used, the video packets are sent without modifications.</text:p>
      <text:list text:style-name="L13">
        <text:list-item>
          <text:p text:style-name="P15">video_mode : Video mode enumerator.</text:p>
        </text:list-item>
        <text:list-item>
          <text:p text:style-name="P15">PT : Video codec payload (-1 to keep unchanged)</text:p>
        </text:list-item>
        <text:list-item>
          <text:p text:style-name="P15">BW : Maximum bandwidth (-1 to keep unchanged)</text:p>
        </text:list-item>
        <text:list-item>
          <text:p text:style-name="P15">FR : Frames per second (-1 to keep unchanged)</text:p>
        </text:list-item>
        <text:list-item>
          <text:p text:style-name="P15">Q : Quality factor (-1 to keep unchanged)</text:p>
        </text:list-item>
        <text:list-item>
          <text:p text:style-name="P15">Width : Image width (-1 <text:s/>to keep unchanged)</text:p>
        </text:list-item>
        <text:list-item>
          <text:p text:style-name="P15">Height : Image height (-1 <text:s/>to keep unchanged)</text:p>
        </text:list-item>
        <text:list-item>
          <text:p text:style-name="P15">SSRC : RTP SSRC channel for the output flow (-1 <text:s/>to set random SSRC)</text:p>
        </text:list-item>
        <text:list-item>
          <text:p text:style-name="P15">grid_mode : Mosaic mode (only used if video_mode = GRID_MODE).</text:p>
        </text:list-item>
      </text:list>
      <text:h text:style-name="Heading_20_4" text:outline-level="4">- CResult SetupAudio(int ID, EAudioMode audio_mode,int PT,int SL,int SSRC) </text:h>
      <text:p text:style-name="Text_20_body"><text:tab/>This command is used to configure audio flows. As the “SetupVideo” command, this command is optional and if not used, audio data packets will be sent without any modification.<text:tab/></text:p>
      <text:list text:style-name="L13">
        <text:list-item text:start-value="1">
          <text:p text:style-name="P15">audio_mode : Audio mode enumerator.</text:p>
        </text:list-item>
        <text:list-item>
          <text:p text:style-name="P15">PT : Audio codec payload (-1 to keep unchanged)</text:p>
        </text:list-item>
        <text:list-item>
          <text:p text:style-name="P15">SL : Silence detection level (-1 to disable silence detection feature)</text:p>
        </text:list-item>
        <text:list-item>
          <text:p text:style-name="P15">SSRC : RTP SSRC channel of the mixed flow (-1 to set random SSRC)</text:p>
        </text:list-item>
      </text:list>
      <text:h text:style-name="Heading_20_4" text:outline-level="4">- CResult EnableFlow(int PT, int OrigID,int DestID)</text:h>
      <text:p text:style-name="Text_20_body"><text:tab/>Enable flow routing between “OrigID” and “DestID”.</text:p>
      <text:h text:style-name="Heading_20_4" text:outline-level="4">- CResult DisableFlow(int PT, int OrigID, int DestID)</text:h>
      <text:p text:style-name="Text_20_body"><text:tab/>Disable flow routing between “OrigID” and “DestID”.</text:p>
      <text:h text:style-name="Heading_20_3" text:outline-level="3">- Events:</text:h>
      <text:h text:style-name="Heading_20_4" text:outline-level="4">- CResult ActiveFlows(hashDict&lt;int,Set&lt;CFlowInfo&gt;&gt; flows)</text:h>
      <text:p text:style-name="Text_20_body"><text:tab/>This event informs the gateway application about the active flows in the session. This event will be used by the gateway application to configure the external nodes to send only the required flows in the session and optimize network bandwidth usage.</text:p>
      <text:h text:style-name="Heading_20_2" text:outline-level="2"><text:soft-page-break/>- Message management API</text:h>
      <text:p text:style-name="Text_20_body"><text:tab/>This API will be specified in later versions.</text:p>
      <text:h text:style-name="Heading_20_2" text:outline-level="2">- QoS management API</text:h>
      <text:p text:style-name="Text_20_body"><text:tab/>This API will be specified in later versions.</text:p>
      <text:h text:style-name="Heading_20_2" text:outline-level="2">- Security API</text:h>
      <text:p text:style-name="Text_20_body"><text:tab/>This API will be specified in later ver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GAPI</text:p>
      </style:header>
      <style:footer>
        <text:p text:style-name="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Vicente Sirvent Orts</meta:initial-creator>
    <meta:creation-date>2008-09-18T17:49:09</meta:creation-date>
    <dc:creator>Vicente Sirvent Orts</dc:creator>
    <dc:date>2008-09-22T16:26:04</dc:date>
    <meta:editing-cycles>17</meta:editing-cycles>
    <meta:editing-duration>PT4H37M13S</meta:editing-duration>
    <meta:user-defined meta:name="Información 1"/>
    <meta:user-defined meta:name="Información 2"/>
    <meta:user-defined meta:name="Información 3"/>
    <meta:user-defined meta:name="Información 4"/>
    <meta:document-statistic meta:table-count="0" meta:image-count="0" meta:object-count="0" meta:page-count="5" meta:paragraph-count="113" meta:word-count="783" meta:character-count="5106"/>
  </office:meta>
</office:document-meta>
</file>